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51cm" svg:stroke-color="#0084d1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cm"/>
    </style:style>
    <style:style style:name="gr9" style:family="graphic" style:parent-style-name="objectwithoutfill">
      <style:graphic-properties draw:stroke="dash" draw:stroke-dash="Fine_20_Dashed" svg:stroke-width="0.051cm" svg:stroke-color="#579d1c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564cm"/>
    </style:style>
    <style:style style:name="P1" style:family="paragraph">
      <style:paragraph-properties fo:text-align="center"/>
    </style:style>
    <style:style style:name="P2" style:family="paragraph">
      <style:text-properties fo:color="#0084d1"/>
    </style:style>
    <style:style style:name="P3" style:family="paragraph">
      <style:text-properties fo:color="#579d1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84d1" fo:font-size="15pt" style:font-size-asian="15pt" style:font-size-complex="15pt"/>
    </style:style>
    <style:style style:name="T3" style:family="text">
      <style:text-properties fo:color="#579d1c" fo:font-size="15pt" style:font-size-asian="15pt" style:font-size-complex="15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064cm" svg:y1="11.546cm" svg:x2="17.891cm" svg:y2="11.546cm">
          <text:p/>
        </draw:line>
        <draw:line draw:style-name="gr2" draw:text-style-name="P1" draw:layer="layout" svg:x1="5.064cm" svg:y1="11.541cm" svg:x2="5.064cm" svg:y2="1.762cm">
          <text:p/>
        </draw:line>
        <draw:line draw:style-name="gr3" draw:text-style-name="P1" draw:layer="layout" svg:x1="7.096cm" svg:y1="9.128cm" svg:x2="8.62cm" svg:y2="5.191cm">
          <text:p/>
        </draw:line>
        <draw:line draw:style-name="gr3" draw:text-style-name="P1" draw:layer="layout" svg:x1="8.62cm" svg:y1="5.191cm" svg:x2="11.922cm" svg:y2="2.778cm">
          <text:p/>
        </draw:line>
        <draw:line draw:style-name="gr3" draw:text-style-name="P1" draw:layer="layout" svg:x1="11.922cm" svg:y1="2.778cm" svg:x2="17.821cm" svg:y2="2.775cm">
          <text:p/>
        </draw:line>
        <draw:line draw:style-name="gr4" draw:text-style-name="P1" draw:layer="layout" svg:x1="5.064cm" svg:y1="9.106cm" svg:x2="17.764cm" svg:y2="9.118cm">
          <text:p/>
        </draw:line>
        <draw:frame draw:style-name="gr5" draw:layer="layout" svg:width="1.886cm" svg:height="0.962cm" svg:x="9.89cm" svg:y="11.649cm">
          <draw:text-box>
            <text:p>Time</text:p>
          </draw:text-box>
        </draw:frame>
        <draw:frame draw:style-name="gr6" draw:layer="layout" svg:width="6.987cm" svg:height="0.962cm" draw:transform="rotate (1.5707963267949) translate (3.032cm 10.525cm)">
          <draw:text-box>
            <text:p>Total Bandwidth (GB/s)</text:p>
          </draw:text-box>
        </draw:frame>
        <draw:frame draw:style-name="gr7" draw:layer="layout" svg:width="1.129cm" svg:height="0.878cm" svg:x="3.921cm" svg:y="8.747cm">
          <draw:text-box>
            <text:p><text:span text:style-name="T1">80</text:span></text:p>
          </draw:text-box>
        </draw:frame>
        <draw:frame draw:style-name="gr8" draw:layer="layout" svg:width="1.442cm" svg:height="0.878cm" svg:x="3.758cm" svg:y="2.033cm">
          <draw:text-box>
            <text:p><text:span text:style-name="T1">280</text:span></text:p>
          </draw:text-box>
        </draw:frame>
        <draw:line draw:style-name="gr9" draw:text-style-name="P1" draw:layer="layout" svg:x1="5.064cm" svg:y1="2.485cm" svg:x2="17.764cm" svg:y2="2.496cm">
          <text:p/>
        </draw:line>
        <draw:frame draw:style-name="gr8" draw:layer="layout" svg:width="1.442cm" svg:height="0.878cm" svg:x="3.749cm" svg:y="4.521cm">
          <draw:text-box>
            <text:p><text:span text:style-name="T1">200</text:span></text:p>
          </draw:text-box>
        </draw:frame>
        <draw:line draw:style-name="gr3" draw:text-style-name="P1" draw:layer="layout" svg:x1="5.149cm" svg:y1="9.105cm" svg:x2="7.096cm" svg:y2="9.105cm">
          <text:p/>
        </draw:line>
        <draw:frame draw:style-name="gr6" draw:text-style-name="P2" draw:layer="layout" svg:width="7.043cm" svg:height="0.839cm" svg:x="10.927cm" svg:y="9.176cm">
          <draw:text-box>
            <text:p><text:span text:style-name="T2">Max BW from CPU Memory</text:span></text:p>
          </draw:text-box>
        </draw:frame>
        <draw:frame draw:style-name="gr6" draw:text-style-name="P3" draw:layer="layout" svg:width="8.791cm" svg:height="0.839cm" svg:x="9.241cm" svg:y="1.628cm">
          <draw:text-box>
            <text:p><text:span text:style-name="T3">Max BW from GPU + CPU Memory</text:span></text:p>
          </draw:text-box>
        </draw:frame>
        <draw:line draw:style-name="gr10" draw:text-style-name="P1" draw:layer="layout" svg:x1="6.969cm" svg:y1="10.398cm" svg:x2="5.78cm" svg:y2="9.155cm">
          <text:p/>
        </draw:line>
        <draw:frame draw:style-name="gr6" draw:layer="layout" svg:width="7.428cm" svg:height="0.839cm" svg:x="6.907cm" svg:y="10.271cm">
          <draw:text-box>
            <text:p><text:span text:style-name="T4">No migration, coherence only</text:span></text:p>
          </draw:text-box>
        </draw:frame>
        <draw:frame draw:style-name="gr6" draw:layer="layout" svg:width="9.98cm" svg:height="1.427cm" svg:x="8.747cm" svg:y="6.431cm">
          <draw:text-box>
            <text:p><text:span text:style-name="T4">Initial Migrations</text:span></text:p>
            <text:p><text:span text:style-name="T4">(Probabilistically includes hottest pages)</text:span></text:p>
          </draw:text-box>
        </draw:frame>
        <draw:line draw:style-name="gr10" draw:text-style-name="P1" draw:layer="layout" svg:x1="8.747cm" svg:y1="7.096cm" svg:x2="8.112cm" svg:y2="6.715cm">
          <text:p/>
        </draw:line>
        <draw:frame draw:style-name="gr11" draw:layer="layout" svg:width="5.461cm" svg:height="2.015cm" svg:x="5.437cm" svg:y="2.814cm">
          <draw:text-box>
            <text:p><text:span text:style-name="T4">Continuing Migration</text:span></text:p>
            <text:p><text:span text:style-name="T4">(diminishing</text:span></text:p>
            <text:p><text:span text:style-name="T4"><text:s text:c="8"/></text:span><text:span text:style-name="T4">returns)</text:span></text:p>
          </draw:text-box>
        </draw:frame>
        <draw:line draw:style-name="gr10" draw:text-style-name="P1" draw:layer="layout" svg:x1="9.001cm" svg:y1="3.794cm" svg:x2="10.017cm" svg:y2="4.175cm">
          <text:p/>
        </draw:line>
        <draw:line draw:style-name="gr10" draw:text-style-name="P1" draw:layer="layout" svg:x1="13.338cm" svg:y1="3.471cm" svg:x2="13.338cm" svg:y2="2.836cm">
          <text:p/>
        </draw:line>
        <draw:frame draw:style-name="gr6" draw:layer="layout" svg:width="5.887cm" svg:height="1.427cm" svg:x="11.496cm" svg:y="3.383cm">
          <draw:text-box>
            <text:p><text:span text:style-name="T4">Steady State</text:span></text:p>
            <text:p><text:span text:style-name="T4">(Near peak bandwidth)</text:span></text:p>
          </draw:text-box>
        </draw:frame>
        <draw:line draw:style-name="gr9" draw:text-style-name="P1" draw:layer="layout" svg:x1="5.064cm" svg:y1="4.963cm" svg:x2="17.891cm" svg:y2="4.974cm">
          <text:p/>
        </draw:line>
        <draw:frame draw:style-name="gr6" draw:text-style-name="P3" draw:layer="layout" svg:width="7.072cm" svg:height="0.839cm" svg:x="10.89cm" svg:y="4.979cm">
          <draw:text-box>
            <text:p><text:span text:style-name="T3">Max BW from GPU Memo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e </meta:initial-creator>
    <meta:creation-date>2014-09-25T14:25:19</meta:creation-date>
    <dc:date>2014-10-01T09:38:06</dc:date>
    <dc:creator>Mike </dc:creator>
    <meta:editing-duration>P1DT7H56M32S</meta:editing-duration>
    <meta:editing-cycles>3</meta:editing-cycles>
    <meta:generator>LibreOffice/4.0.2.2$Linux_X86_64 LibreOffice_project/400m0$Build-2</meta:generator>
    <meta:document-statistic meta:object-count="25"/>
  </office:meta>
</office:document-meta>
</file>